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6.35pt"/>
    </style:style>
    <style:style style:name="co2" style:family="table-column">
      <style:table-column-properties fo:break-before="auto" style:column-width="89.2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3.16pt"/>
    </style:style>
    <style:style style:name="co5" style:family="table-column">
      <style:table-column-properties fo:break-before="auto" style:column-width="204.49pt"/>
    </style:style>
    <style:style style:name="co6" style:family="table-column">
      <style:table-column-properties fo:break-before="auto" style:column-width="148.99pt"/>
    </style:style>
    <style:style style:name="co7" style:family="table-column">
      <style:table-column-properties fo:break-before="auto" style:column-width="106.1pt"/>
    </style:style>
    <style:style style:name="co8" style:family="table-column">
      <style:table-column-properties fo:break-before="auto" style:column-width="184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HSI (Hz)</text:p>
          </table:table-cell>
          <table:table-cell table:style-name="ce1" office:value-type="string" calcext:value-type="string">
            <text:p>External (Hz)</text:p>
          </table:table-cell>
          <table:table-cell table:style-name="ce1" office:value-type="string" calcext:value-type="string">
            <text:p>TIM2 Pre</text:p>
          </table:table-cell>
          <table:table-cell table:style-name="ce1" office:value-type="string" calcext:value-type="string">
            <text:p>TIM2 OVF Time(s)</text:p>
          </table:table-cell>
          <table:table-cell table:style-name="ce1" office:value-type="string" calcext:value-type="string">
            <text:p>Time Left from Next Rounded (s)</text:p>
          </table:table-cell>
          <table:table-cell table:style-name="ce1" office:value-type="string" calcext:value-type="string">
            <text:p>Runtime in an hour (s)</text:p>
          </table:table-cell>
          <table:table-cell table:style-name="ce1" office:value-type="string" calcext:value-type="string">
            <text:p>Duty Cycle</text:p>
          </table:table-cell>
          <table:table-cell table:style-name="ce1" office:value-type="string" calcext:value-type="string">
            <text:p>Effective Current (A)</text:p>
          </table:table-cell>
          <table:table-cell/>
          <table:table-cell table:style-name="ce1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table:formula="of:=([.C2]/[.B2]) * 255" office:value-type="float" office:value="7.96875" calcext:value-type="float">
            <text:p>7.96875</text:p>
          </table:table-cell>
          <table:table-cell table:formula="of:=CEILING([.D2])-[.D2]" office:value-type="float" office:value="0.03125" calcext:value-type="float">
            <text:p>0.03125</text:p>
          </table:table-cell>
          <table:table-cell table:formula="of:=(3600/CEILING([.D2])) * [.E2]" office:value-type="float" office:value="14.0625" calcext:value-type="float">
            <text:p>14.0625</text:p>
          </table:table-cell>
          <table:table-cell table:formula="of:=[.F2]/3600" office:value-type="float" office:value="0.00390625" calcext:value-type="float">
            <text:p>0.00390625</text:p>
          </table:table-cell>
          <table:table-cell table:formula="of:=[.B10]*[.G2]" office:value-type="float" office:value="0.00048828125" calcext:value-type="float">
            <text:p>0.00048828125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Current (A)</text:p>
          </table:table-cell>
          <table:table-cell table:number-columns-repeated="2"/>
          <table:table-cell table:style-name="ce1" office:value-type="string" calcext:value-type="string">
            <text:p>TOTAL RUNTIME (h)</text:p>
          </table:table-cell>
          <table:table-cell table:style-name="ce1" office:value-type="string" calcext:value-type="string">
            <text:p>TOTAL RUNTIME (DAYS)</text:p>
          </table:table-cell>
          <table:table-cell table:style-name="ce1" office:value-type="string" calcext:value-type="string">
            <text:p>RUNTIME YEA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ontroller</text:p>
          </table:table-cell>
          <table:table-cell table:formula="of:=5 * POWER(10;-3)" office:value-type="float" office:value="0.005" calcext:value-type="float">
            <text:p>0.005</text:p>
          </table:table-cell>
          <table:table-cell table:number-columns-repeated="2"/>
          <table:table-cell table:formula="of:=[.B12]/[.H2]" office:value-type="float" office:value="450.56" calcext:value-type="float">
            <text:p>450.56</text:p>
          </table:table-cell>
          <table:table-cell table:formula="of:=ROUND([.E8]/24;1)" office:value-type="float" office:value="18.8" calcext:value-type="float">
            <text:p>18.8</text:p>
          </table:table-cell>
          <table:table-cell table:formula="of:=ROUND([.F8]/365;2)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FM95</text:p>
          </table:table-cell>
          <table:table-cell office:value-type="float" office:value="0.12" calcext:value-type="float">
            <text:p>0.1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[.B9]+[.B8]" office:value-type="float" office:value="0.125" calcext:value-type="float">
            <text:p>0.12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Battery Capacity (Ah)</text:p>
          </table:table-cell>
          <table:table-cell office:value-type="float" office:value="0.22" calcext:value-type="float">
            <text:p>0.2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1">00/00/0000</text:date>, <text:time style:data-style-name="N2" text:time-value="18:39:23.816585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7T23:47:03.886777852</meta:creation-date>
    <dc:date>2019-10-11T19:42:09.083686462</dc:date>
    <meta:editing-duration>PT1H18M55S</meta:editing-duration>
    <meta:editing-cycles>5</meta:editing-cycles>
    <meta:generator>LibreOffice/6.3.2.2$Linux_X86_64 LibreOffice_project/30$Build-2</meta:generator>
    <meta:document-statistic meta:table-count="1" meta:cell-count="32" meta:object-count="0"/>
  </office:meta>
</office:document-meta>
</file>